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ProximaNova" svg:font-family="ProximaNov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5450" officeooo:paragraph-rsid="00195450"/>
    </style:style>
    <style:style style:name="P2" style:family="paragraph" style:parent-style-name="Standard">
      <style:paragraph-properties fo:text-align="start" style:justify-single-word="false"/>
      <style:text-properties officeooo:rsid="00195450" officeooo:paragraph-rsid="00195450"/>
    </style:style>
    <style:style style:name="P3" style:family="paragraph" style:parent-style-name="Standard">
      <style:paragraph-properties fo:text-align="start" style:justify-single-word="false"/>
      <style:text-properties officeooo:paragraph-rsid="00195450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195450" officeooo:paragraph-rsid="00195450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paragraph-rsid="00195450"/>
    </style:style>
    <style:style style:name="T1" style:family="text">
      <style:text-properties officeooo:rsid="00195450"/>
    </style:style>
    <style:style style:name="T2" style:family="text">
      <style:text-properties fo:font-variant="normal" fo:text-transform="none" fo:color="#777777" style:font-name="Open Sans" fo:font-size="12.75pt" fo:letter-spacing="normal" fo:font-style="normal" fo:font-weight="normal"/>
    </style:style>
    <style:style style:name="T3" style:family="text">
      <style:text-properties fo:font-variant="normal" fo:text-transform="none" fo:color="#777777" fo:letter-spacing="normal"/>
    </style:style>
    <style:style style:name="T4" style:family="text">
      <style:text-properties fo:font-variant="normal" fo:text-transform="none" fo:color="#777777" fo:font-size="12.75pt" fo:letter-spacing="normal" fo:font-style="normal" fo:font-weight="normal"/>
    </style:style>
    <style:style style:name="T5" style:family="text">
      <style:text-properties fo:font-variant="normal" fo:text-transform="none" fo:color="#777777" style:font-name="Liberation Serif" fo:font-size="12.75pt" fo:letter-spacing="normal" fo:font-style="normal" fo:font-weight="normal"/>
    </style:style>
    <style:style style:name="T6" style:family="text">
      <style:text-properties fo:font-variant="normal" fo:text-transform="none" fo:color="#777777" style:font-name="Liberation Serif" fo:letter-spacing="normal"/>
    </style:style>
    <style:style style:name="T7" style:family="text">
      <style:text-properties fo:font-variant="normal" fo:text-transform="none" style:font-name="Liberation Serif" fo:font-size="12.75pt" fo:letter-spacing="normal" fo:font-style="normal" fo:font-weight="normal"/>
    </style:style>
    <style:style style:name="T8" style:family="text">
      <style:text-properties fo:font-variant="normal" fo:text-transform="none" style:font-name="Liberation Serif" fo:letter-spacing="normal"/>
    </style:style>
    <style:style style:name="T9" style:family="text">
      <style:text-properties fo:font-variant="normal" fo:text-transform="none" fo:color="#000000" style:font-name="Liberation Serif" fo:font-size="12.75pt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letter-spacing="normal"/>
    </style:style>
    <style:style style:name="T11" style:family="text">
      <style:text-properties fo:font-variant="normal" fo:text-transform="none" fo:color="#000000" style:font-name="Liberation Serif" fo:font-size="13.5pt" fo:letter-spacing="normal" fo:font-style="normal" fo:font-weight="normal"/>
    </style:style>
    <style:style style:name="T12" style:family="text">
      <style:text-properties fo:font-variant="normal" fo:text-transform="none" fo:color="#000000" style:font-name="ProximaNova" fo:font-size="13.5pt" fo:letter-spacing="normal" fo:font-style="normal" fo:font-weight="normal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4" style:family="text">
      <style:text-properties fo:font-variant="normal" fo:text-transform="none" fo:color="#222222" fo:letter-spacing="normal"/>
    </style:style>
    <style:style style:name="T15" style:family="text">
      <style:text-properties fo:font-variant="normal" fo:text-transform="none" fo:color="#222222" fo:font-size="12pt" fo:letter-spacing="normal" fo:font-style="normal" fo:font-weight="normal"/>
    </style:style>
    <style:style style:name="T16" style:family="text">
      <style:text-properties loext:padding="0cm" loext:border="none"/>
    </style:style>
    <style:style style:name="T17" style:family="text">
      <style:text-properties style:font-name="Liberation Serif" loext:padding="0cm" loext:border="none"/>
    </style:style>
    <style:style style:name="T18" style:family="text">
      <style:text-properties fo:color="#000000" style:font-name="Liberation Serif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artes</text:p>
      <text:p text:style-name="P1"/>
      <text:p text:style-name="P1"/>
      <text:p text:style-name="P2">1:</text:p>
      <text:p text:style-name="P2">a)<text:span text:style-name="T9">Observar as</text:span><text:span text:style-name="Strong_20_Emphasis"><text:span text:style-name="T18"> pinturas</text:span></text:span><text:span text:style-name="T10"> </text:span><text:span text:style-name="T9">de Julien Dupré é como fazer uma viagem no tempo, conhecer um mundo distante na sua quase totalidade, pois seus quadros mostram </text:span><text:span text:style-name="Strong_20_Emphasis"><text:span text:style-name="T18">pessoas</text:span></text:span><text:span text:style-name="T10"> </text:span><text:span text:style-name="T9">e </text:span><text:span text:style-name="Strong_20_Emphasis"><text:span text:style-name="T18">animais</text:span></text:span><text:span text:style-name="T10"> </text:span><text:span text:style-name="T9">como se realmente estivessem em movimento, realizando seus trabalhos cotidianos, cuidando de seus muitos afazeres. Sem dúvida foi um dos maiores </text:span><text:span text:style-name="Strong_20_Emphasis"><text:span text:style-name="T18">pintores</text:span></text:span><text:span text:style-name="T10"> </text:span><text:span text:style-name="T9">realistas de todos os tempos, por isso vale a pena conferir sua obra de maneira mais detalhada.</text:span></text:p>
      <text:p text:style-name="P2"/>
      <text:p text:style-name="P3"><text:span text:style-name="T1">b)</text:span><text:span text:style-name="T11">A imagem, de autoria de Hubert Von Herkomer, data do final do século XIX e faz parte do estilo do Realismo. Ele retrata uma família de operários em greve, e apresenta a angústia deles diante de sua condição.</text:span></text:p>
      <text:p text:style-name="P4"/>
      <text:p text:style-name="P5"><text:span text:style-name="T1">c)</text:span><text:span text:style-name="T15">A composição Os Quebradores de Pedra</text:span><text:span text:style-name="T14"> </text:span><text:span text:style-name="T15">é uma das obras mais polêmicas do pintor francês Gustave Courbet</text:span><text:span text:style-name="T14"> </text:span><text:span text:style-name="T15">em que ele expõe o empobrecimento e a vida miserável dos camponeses de seu país à época, sem nenhuma esperança de melhorar de vi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ProximaNova" svg:font-family="ProximaNov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11:42:39.808898681</meta:creation-date>
    <dc:date>2020-10-23T12:32:39.329755857</dc:date>
    <meta:editing-duration>PT39M49S</meta:editing-duration>
    <meta:editing-cycles>1</meta:editing-cycles>
    <meta:document-statistic meta:table-count="0" meta:image-count="0" meta:object-count="0" meta:page-count="1" meta:paragraph-count="5" meta:word-count="150" meta:character-count="882" meta:non-whitespace-character-count="737"/>
    <meta:generator>LibreOffice/6.4.6.2$Linux_X86_64 LibreOffice_project/40$Build-2</meta:generator>
  </office:meta>
</office:document-meta>
</file>